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00ab" officeooo:paragraph-rsid="001400ab"/>
    </style:style>
    <style:style style:name="P2" style:family="paragraph" style:parent-style-name="Standard">
      <style:text-properties officeooo:rsid="00187420" officeooo:paragraph-rsid="00187420"/>
    </style:style>
    <style:style style:name="P3" style:family="paragraph" style:parent-style-name="Standard" style:list-style-name="L1">
      <style:text-properties officeooo:rsid="00187420" officeooo:paragraph-rsid="001874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re am I in the Dominance Hierachy</text:p>
      <text:p text:style-name="P1"/>
      <text:p text:style-name="P1">What happens when faced with problems that I cannot compute?</text:p>
      <text:p text:style-name="P1"/>
      <text:p text:style-name="P1">What is my competence?</text:p>
      <text:p text:style-name="P1"/>
      <text:p text:style-name="P1">High self esteem Low negative emotions</text:p>
      <text:p text:style-name="P1"/>
      <text:p text:style-name="P1">Pillars </text:p>
      <text:p text:style-name="P1"/>
      <text:p text:style-name="P1">Intimate Relationship</text:p>
      <text:p text:style-name="P1">Networked Family</text:p>
      <text:p text:style-name="P1">Engaging Occupation</text:p>
      <text:p text:style-name="P1">Non Work Interests</text:p>
      <text:p text:style-name="P1">Unhealthy Habits/ Behaviors</text:p>
      <text:p text:style-name="P1"/>
      <text:p text:style-name="P2">MassMedian</text:p>
      <text:p text:style-name="P2"/>
      <text:p text:style-name="P2">Omniscaping </text:p>
      <text:p text:style-name="P2"/>
      <text:p text:style-name="P2">Business Beautification</text:p>
      <text:p text:style-name="P2"/>
      <text:list xml:id="list3011132254" text:style-name="L1">
        <text:list-item>
          <text:p text:style-name="P3">Physical – Landscaping / Wall Night work</text:p>
        </text:list-item>
        <text:list-item>
          <text:p text:style-name="P3">Virtual – Web Design / Virtual Products</text:p>
        </text:list-item>
        <text:list-item>
          <text:p text:style-name="P3">Spritual – Social Media and Culture Conception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6M9S</meta:editing-duration>
    <meta:editing-cycles>4</meta:editing-cycles>
    <meta:generator>LibreOffice/5.4.3.2$Windows_X86_64 LibreOffice_project/92a7159f7e4af62137622921e809f8546db437e5</meta:generator>
    <dc:date>2018-11-23T15:47:45.431000000</dc:date>
    <meta:document-statistic meta:table-count="0" meta:image-count="0" meta:object-count="0" meta:page-count="1" meta:paragraph-count="16" meta:word-count="65" meta:character-count="438" meta:non-whitespace-character-count="387"/>
    <meta:user-defined meta:name="Info 1"/>
    <meta:user-defined meta:name="Info 2"/>
    <meta:user-defined meta:name="Info 3"/>
    <meta:user-defined meta:name="Info 4"/>
  </office:meta>
</office:document-meta>
</file>